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FEB823DE4DF34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A big tit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>
            <draw:text-box>
              <text:p text:style-name="P1">First one has notes.</text:p>
              <text:p text:style-name="P1"/>
              <text:p text:style-name="P1">Several lines.</text:p>
            </draw:text-box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Title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tem 1</text:p>
                <text:list>
                  <text:list-item>
                    <text:p>Item 1a</text:p>
                  </text:list-item>
                </text:list>
              </text:list-item>
              <text:list-item>
                <text:p>Item 2</text:p>
                <text:list>
                  <text:list-item>
                    <text:p>Item 2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 presentation:placeholder="true">
          <draw:text-box/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3">
              <text:list-item>
                <text:p>This slide has no title, but a text with a break<text:line-break/>after the first word of ‚break‘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>
            <draw:text-box>
              <text:p text:style-name="P1">Third one also has notes.</text:p>
            </draw:text-box>
          </draw:frame>
        </presentation:notes>
      </draw:page>
      <draw:page draw:name="page4" draw:style-name="dp3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 presentation:placeholder="true">
          <draw:text-box/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3">
              <text:list-item>
                <text:p>This slide is hidden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>
            <draw:text-box>
              <text:p text:style-name="P1">Third one also has notes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dff2fc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FEB823DE4DF343C.jpg" xlink:type="simple" xlink:show="embed" xlink:actuate="onLoad" draw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2-19T21:06:43.489561770</meta:creation-date>
    <meta:editing-duration>PT3M37S</meta:editing-duration>
    <meta:editing-cycles>7</meta:editing-cycles>
    <meta:generator>LibreOffice/7.3.7.2$Linux_X86_64 LibreOffice_project/30$Build-2</meta:generator>
    <dc:title>Blue Curve</dc:title>
    <meta:initial-creator>Hartmut Seichter</meta:initial-creator>
    <dc:date>2023-09-12T17:35:45.563712124</dc:date>
    <dc:creator>Rubén Béjar</dc:creator>
    <meta:document-statistic meta:object-count="50"/>
  </office:meta>
</office:document-meta>
</file>